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3d31d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3d31d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II</text:span></text:p>
      <text:p text:style-name="P2"><text:span text:style-name="T4">Прошло еще около 3 недель. Павел все больше креп и уже проводил время не только в палате, но и выходил погулять, прохаживаясь по парковой территории, в пределах медицинского центра. Прихрамывая и опираясь, на трость, он обходил дорожки, наслаждаясь сосновым запахом и пением птиц. Теплые майские дни <text:s/>радовали его. Даша иногда приходила, когда Алехин спал, принося ему фрукты. Просыпаясь, он расстраивался, в очередной раз не застав девушку. Настояв на том, чтобы Евгений привез ему ноутбук, он уладил все вопросы с документами и вернулся к делам, связанным с бизнесом. Отец Павла улетел в Париж на важную научную конференцию. Даша по-прежнему преподавала в университете у группы, в которой когда-то состоял Павел Алехин. В очередной теплый майский день, Павел сидел среди деревьев на полюбившейся ему лавочке, играя в шахматы с Евгением, навестившим его. Стоявший вдалеке от них человек в черном пальто, посмотрел на Павла ненавистным взглядом и со словами: «Ну и живучая же ты тварь, Алехин! Ну ничего, я до тебя еще доберусь!» – удалилс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2:43.909000000</meta:creation-date>
    <dc:date>2022-05-15T19:33:06.141000000</dc:date>
    <meta:editing-duration>PT22S</meta:editing-duration>
    <meta:editing-cycles>1</meta:editing-cycles>
    <meta:document-statistic meta:table-count="0" meta:image-count="0" meta:object-count="0" meta:page-count="1" meta:paragraph-count="2" meta:word-count="161" meta:character-count="1046" meta:non-whitespace-character-count="885"/>
    <meta:generator>LibreOffice/7.2.2.2$Windows_X86_64 LibreOffice_project/02b2acce88a210515b4a5bb2e46cbfb63fe97d56</meta:generator>
  </office:meta>
</office:document-meta>
</file>